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5in" svg:x="5.3331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coneR1'</text:p>
          </table:table-cell>
          <table:table-cell table:style-name="ce1" office:value-type="string" calcext:value-type="string">
            <text:p>Original Detection</text:p>
          </table:table-cell>
          <table:table-cell table:style-name="ce1" office:value-type="string" calcext:value-type="string">
            <text:p>Adaptive Detection</text:p>
          </table:table-cell>
          <table:table-cell table:style-name="ce1" office:value-type="string" calcext:value-type="string">
            <text:p>Original Discrimination</text:p>
          </table:table-cell>
          <table:table-cell table:style-name="ce1" office:value-type="string" calcext:value-type="string">
            <text:p>Adaptive Discriminati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223804" calcext:value-type="float">
            <text:p>0.223804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73.8973" calcext:value-type="float">
            <text:p>73.89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246728" calcext:value-type="float">
            <text:p>0.246728</text:p>
          </table:table-cell>
          <table:table-cell office:value-type="float" office:value="53.108" calcext:value-type="float">
            <text:p>53.10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81.4617" calcext:value-type="float">
            <text:p>81.46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2792" calcext:value-type="float">
            <text:p>0.402792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58.9181" calcext:value-type="float">
            <text:p>58.9181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71.1704" calcext:value-type="float">
            <text:p>71.17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3097" calcext:value-type="float">
            <text:p>0.393097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3.9344" calcext:value-type="float">
            <text:p>63.9344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68.0561" calcext:value-type="float">
            <text:p>68.05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6.039" calcext:value-type="float">
            <text:p>76.039</text:p>
          </table:table-cell>
          <table:table-cell office:value-type="float" office:value="72.5529" calcext:value-type="float">
            <text:p>72.55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222533" calcext:value-type="float">
            <text:p>0.222533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80.3717" calcext:value-type="float">
            <text:p>80.3717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69.7234" calcext:value-type="float">
            <text:p>69.72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265211" calcext:value-type="float">
            <text:p>0.265211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64.903" calcext:value-type="float">
            <text:p>64.9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68.0297" calcext:value-type="float">
            <text:p>68.02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50418" calcext:value-type="float">
            <text:p>0.0550418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71.3574" calcext:value-type="float">
            <text:p>71.35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117233" calcext:value-type="float">
            <text:p>0.117233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47.3447" calcext:value-type="float">
            <text:p>47.34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4891" calcext:value-type="float">
            <text:p>0.324891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88.8393" calcext:value-type="float">
            <text:p>88.8393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57.4271" calcext:value-type="float">
            <text:p>57.42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173734" calcext:value-type="float">
            <text:p>0.1737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77.3713" calcext:value-type="float">
            <text:p>77.3713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coneR1'</text:p>
          </table:table-cell>
          <table:table-cell table:style-name="ce1" office:value-type="string" calcext:value-type="string">
            <text:p>Original Detection</text:p>
          </table:table-cell>
          <table:table-cell table:style-name="ce1" office:value-type="string" calcext:value-type="string">
            <text:p>Adaptive Detection</text:p>
          </table:table-cell>
          <table:table-cell table:style-name="ce1" office:value-type="string" calcext:value-type="string">
            <text:p>Original Discrimination</text:p>
          </table:table-cell>
          <table:table-cell table:style-name="ce1" office:value-type="string" calcext:value-type="string">
            <text:p>Adaptive Discrimina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392866" calcext:value-type="float">
            <text:p>0.392866</text:p>
          </table:table-cell>
          <table:table-cell table:number-columns-repeated="2"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78.5824" calcext:value-type="float">
            <text:p>78.58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277102" calcext:value-type="float">
            <text:p>0.277102</text:p>
          </table:table-cell>
          <table:table-cell table:number-columns-repeated="2"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84.2682" calcext:value-type="float">
            <text:p>84.26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51038" calcext:value-type="float">
            <text:p>0.251038</text:p>
          </table:table-cell>
          <table:table-cell table:number-columns-repeated="2"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83.1735" calcext:value-type="float">
            <text:p>83.17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102197" calcext:value-type="float">
            <text:p>0.102197</text:p>
          </table:table-cell>
          <table:table-cell table:number-columns-repeated="2"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31.0413" calcext:value-type="float">
            <text:p>31.04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0969234" calcext:value-type="float">
            <text:p>0.0969234</text:p>
          </table:table-cell>
          <table:table-cell table:number-columns-repeated="2"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57.3393" calcext:value-type="float">
            <text:p>57.33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129563" calcext:value-type="float">
            <text:p>0.1295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49.4034" calcext:value-type="float">
            <text:p>49.40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147082" calcext:value-type="float">
            <text:p>0.147082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70.1039" calcext:value-type="float">
            <text:p>70.10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4.164" calcext:value-type="float">
            <text:p>74.164</text:p>
          </table:table-cell>
          <table:table-cell office:value-type="float" office:value="69.3635" calcext:value-type="float">
            <text:p>69.36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11751" calcext:value-type="float">
            <text:p>0.117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43.525" calcext:value-type="float">
            <text:p>43.5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374374" calcext:value-type="float">
            <text:p>0.374374</text:p>
          </table:table-cell>
          <table:table-cell table:number-columns-repeated="2"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67.8525" calcext:value-type="float">
            <text:p>67.85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298634" calcext:value-type="float">
            <text:p>0.298634</text:p>
          </table:table-cell>
          <table:table-cell table:number-columns-repeated="2"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69.7363" calcext:value-type="float">
            <text:p>69.736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coneR1'</text:p>
          </table:table-cell>
          <table:table-cell table:style-name="ce1" office:value-type="string" calcext:value-type="string">
            <text:p>Original Detection</text:p>
          </table:table-cell>
          <table:table-cell table:style-name="ce1" office:value-type="string" calcext:value-type="string">
            <text:p>Adaptive Detection</text:p>
          </table:table-cell>
          <table:table-cell table:style-name="ce1" office:value-type="string" calcext:value-type="string">
            <text:p>Original Discrimination</text:p>
          </table:table-cell>
          <table:table-cell table:style-name="ce1" office:value-type="string" calcext:value-type="string">
            <text:p>Adaptive Discriminati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0497" calcext:value-type="float">
            <text:p>0.220497</text:p>
          </table:table-cell>
          <table:table-cell office:value-type="float" office:value="75.55" calcext:value-type="float">
            <text:p>75.55</text:p>
          </table:table-cell>
          <table:table-cell office:value-type="float" office:value="87.2782" calcext:value-type="float">
            <text:p>87.2782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61.9624" calcext:value-type="float">
            <text:p>61.96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220315" calcext:value-type="float">
            <text:p>0.220315</text:p>
          </table:table-cell>
          <table:table-cell office:value-type="float" office:value="67.158" calcext:value-type="float">
            <text:p>67.158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52.7443" calcext:value-type="float">
            <text:p>52.74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213" calcext:value-type="float">
            <text:p>0.216213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84.2697" calcext:value-type="float">
            <text:p>84.2697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51.8659" calcext:value-type="float">
            <text:p>51.86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88.022" calcext:value-type="float">
            <text:p>88.022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62.7913" calcext:value-type="float">
            <text:p>62.79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3547" calcext:value-type="float">
            <text:p>0.233547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81.1887" calcext:value-type="float">
            <text:p>81.1887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54.9916" calcext:value-type="float">
            <text:p>54.99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9385" calcext:value-type="float">
            <text:p>0.21938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80.6568" calcext:value-type="float">
            <text:p>80.6568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56.0676" calcext:value-type="float">
            <text:p>56.06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23016" calcext:value-type="float">
            <text:p>0.223016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77.5194" calcext:value-type="float">
            <text:p>77.5194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55.607" calcext:value-type="float">
            <text:p>55.6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76.8051" calcext:value-type="float">
            <text:p>76.8051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60.3536" calcext:value-type="float">
            <text:p>60.353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coneR1'</text:p>
          </table:table-cell>
          <table:table-cell table:style-name="ce1" office:value-type="string" calcext:value-type="string">
            <text:p>Original Detection</text:p>
          </table:table-cell>
          <table:table-cell table:style-name="ce1" office:value-type="string" calcext:value-type="string">
            <text:p>Adaptive Detection</text:p>
          </table:table-cell>
          <table:table-cell table:style-name="ce1" office:value-type="string" calcext:value-type="string">
            <text:p>Original Discrimination</text:p>
          </table:table-cell>
          <table:table-cell table:style-name="ce1" office:value-type="string" calcext:value-type="string">
            <text:p>Adaptive Discriminat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87717" calcext:value-type="float">
            <text:p>0.387717</text:p>
          </table:table-cell>
          <table:table-cell table:number-columns-repeated="2"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37.1365" calcext:value-type="float">
            <text:p>37.13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94711" calcext:value-type="float">
            <text:p>0.394711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39.9072" calcext:value-type="float">
            <text:p>39.90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45.23" calcext:value-type="float">
            <text:p>45.23</text:p>
          </table:table-cell>
          <table:table-cell office:value-type="float" office:value="50.0852" calcext:value-type="float">
            <text:p>50.085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276136" calcext:value-type="float">
            <text:p>0.276136</text:p>
          </table:table-cell>
          <table:table-cell table:number-columns-repeated="2" office:value-type="float" office:value="73.5925" calcext:value-type="float">
            <text:p>73.5925</text:p>
          </table:table-cell>
          <table:table-cell table:number-columns-repeated="2" office:value-type="float" office:value="67.1176" calcext:value-type="float">
            <text:p>67.117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476506" calcext:value-type="float">
            <text:p>0.476506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45.6839" calcext:value-type="float">
            <text:p>45.683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7987" calcext:value-type="float">
            <text:p>0.277987</text:p>
          </table:table-cell>
          <table:table-cell table:number-columns-repeated="2"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34.1364" calcext:value-type="float">
            <text:p>34.136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530566" calcext:value-type="float">
            <text:p>0.53056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50.3497" calcext:value-type="float">
            <text:p>50.3497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coneR1'</text:p>
          </table:table-cell>
          <table:table-cell table:style-name="ce1" office:value-type="string" calcext:value-type="string">
            <text:p>Original Detection</text:p>
          </table:table-cell>
          <table:table-cell table:style-name="ce1" office:value-type="string" calcext:value-type="string">
            <text:p>Adaptive Detection</text:p>
          </table:table-cell>
          <table:table-cell table:style-name="ce1" office:value-type="string" calcext:value-type="string">
            <text:p>Original Discrimination</text:p>
          </table:table-cell>
          <table:table-cell table:style-name="ce1" office:value-type="string" calcext:value-type="string">
            <text:p>Adaptive Discriminati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49083" calcext:value-type="float">
            <text:p>0.649083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97.191" calcext:value-type="float">
            <text:p>97.191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71.6049" calcext:value-type="float">
            <text:p>71.60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84626" calcext:value-type="float">
            <text:p>0.484626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80.2594" calcext:value-type="float">
            <text:p>80.25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77712" calcext:value-type="float">
            <text:p>0.377712</text:p>
          </table:table-cell>
          <table:table-cell office:value-type="float" office:value="91.674" calcext:value-type="float">
            <text:p>91.674</text:p>
          </table:table-cell>
          <table:table-cell office:value-type="float" office:value="91.054" calcext:value-type="float">
            <text:p>91.05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82.3353" calcext:value-type="float">
            <text:p>82.33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30766" calcext:value-type="float">
            <text:p>0.30766</text:p>
          </table:table-cell>
          <table:table-cell table:number-columns-repeated="2"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82.8715" calcext:value-type="float">
            <text:p>82.87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328275" calcext:value-type="float">
            <text:p>0.328275</text:p>
          </table:table-cell>
          <table:table-cell table:number-columns-repeated="2"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80.3008" calcext:value-type="float">
            <text:p>80.30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483102" calcext:value-type="float">
            <text:p>0.483102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95.6069" calcext:value-type="float">
            <text:p>95.6069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78.5473" calcext:value-type="float">
            <text:p>78.54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558232" calcext:value-type="float">
            <text:p>0.558232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78.7565" calcext:value-type="float">
            <text:p>78.75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43622" calcext:value-type="float">
            <text:p>0.443622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80.8554" calcext:value-type="float">
            <text:p>80.85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91485" calcext:value-type="float">
            <text:p>0.391485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74.0686" calcext:value-type="float">
            <text:p>74.06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97271" calcext:value-type="float">
            <text:p>0.397271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75.7709" calcext:value-type="float">
            <text:p>75.77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82.381" calcext:value-type="float">
            <text:p>82.381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57.7697" calcext:value-type="float">
            <text:p>57.76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0423129" calcext:value-type="float">
            <text:p>0.042312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34.3689" calcext:value-type="float">
            <text:p>34.36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91442" calcext:value-type="float">
            <text:p>0.0391442</text:p>
          </table:table-cell>
          <table:table-cell table:number-columns-repeated="2"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42.6136" calcext:value-type="float">
            <text:p>42.61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5035" calcext:value-type="float">
            <text:p>0.105035</text:p>
          </table:table-cell>
          <table:table-cell office:value-type="float" office:value="48.913" calcext:value-type="float">
            <text:p>48.913</text:p>
          </table:table-cell>
          <table:table-cell office:value-type="float" office:value="50" calcext:value-type="float">
            <text:p>50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49.2084" calcext:value-type="float">
            <text:p>49.20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86.25" calcext:value-type="float">
            <text:p>86.25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54.6859" calcext:value-type="float">
            <text:p>54.68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37354" calcext:value-type="float">
            <text:p>0.337354</text:p>
          </table:table-cell>
          <table:table-cell office:value-type="float" office:value="95.037" calcext:value-type="float">
            <text:p>95.037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75.5503" calcext:value-type="float">
            <text:p>75.550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92393" calcext:value-type="float">
            <text:p>0.492393</text:p>
          </table:table-cell>
          <table:table-cell office:value-type="float" office:value="97.561" calcext:value-type="float">
            <text:p>97.561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77.624" calcext:value-type="float">
            <text:p>77.6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669" calcext:value-type="float">
            <text:p>0.62766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85.6863" calcext:value-type="float">
            <text:p>85.68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85.8939" calcext:value-type="float">
            <text:p>85.89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655212" calcext:value-type="float">
            <text:p>0.655212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97.5761" calcext:value-type="float">
            <text:p>97.5761</text:p>
          </table:table-cell>
          <table:table-cell office:value-type="float" office:value="66.711" calcext:value-type="float">
            <text:p>66.711</text:p>
          </table:table-cell>
          <table:table-cell office:value-type="float" office:value="89.0957" calcext:value-type="float">
            <text:p>89.09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33917" calcext:value-type="float">
            <text:p>0.733917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98.3026" calcext:value-type="float">
            <text:p>98.3026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90.2896" calcext:value-type="float">
            <text:p>90.28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09282" calcext:value-type="float">
            <text:p>0.709282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62.855" calcext:value-type="float">
            <text:p>62.855</text:p>
          </table:table-cell>
          <table:table-cell office:value-type="float" office:value="85.6879" calcext:value-type="float">
            <text:p>85.6879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coneR1'</text:p>
          </table:table-cell>
          <table:table-cell table:style-name="ce1" office:value-type="string" calcext:value-type="string">
            <text:p>Original Detection</text:p>
          </table:table-cell>
          <table:table-cell table:style-name="ce1" office:value-type="string" calcext:value-type="string">
            <text:p>Adaptive Detection</text:p>
          </table:table-cell>
          <table:table-cell table:style-name="ce1" office:value-type="string" calcext:value-type="string">
            <text:p>Original Discrimination</text:p>
          </table:table-cell>
          <table:table-cell table:style-name="ce1" office:value-type="string" calcext:value-type="string">
            <text:p>Adaptive Discriminati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434367" calcext:value-type="float">
            <text:p>0.4343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7.9144" calcext:value-type="float">
            <text:p>17.9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469132" calcext:value-type="float">
            <text:p>0.46913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99.5272" calcext:value-type="float">
            <text:p>99.5272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33.9065" calcext:value-type="float">
            <text:p>33.90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495272" calcext:value-type="float">
            <text:p>0.495272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95.9259" calcext:value-type="float">
            <text:p>95.9259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59.868" calcext:value-type="float">
            <text:p>59.8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454936" calcext:value-type="float">
            <text:p>0.454936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93.3413" calcext:value-type="float">
            <text:p>93.3413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54.5861" calcext:value-type="float">
            <text:p>54.58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91.9249" calcext:value-type="float">
            <text:p>91.924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46.1152" calcext:value-type="float">
            <text:p>46.11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466827" calcext:value-type="float">
            <text:p>0.466827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94.7157" calcext:value-type="float">
            <text:p>94.7157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51.9231" calcext:value-type="float">
            <text:p>51.92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100" calcext:value-type="float">
            <text:p>100</text:p>
          </table:table-cell>
          <table:table-cell office:value-type="float" office:value="93.3692" calcext:value-type="float">
            <text:p>93.3692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55.6058" calcext:value-type="float">
            <text:p>55.60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552027" calcext:value-type="float">
            <text:p>0.552027</text:p>
          </table:table-cell>
          <table:table-cell table:number-columns-repeated="2"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67.0103" calcext:value-type="float">
            <text:p>67.01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514771" calcext:value-type="float">
            <text:p>0.514771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91.1419" calcext:value-type="float">
            <text:p>91.1419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55.8306" calcext:value-type="float">
            <text:p>55.83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448236" calcext:value-type="float">
            <text:p>0.448236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32.298" calcext:value-type="float">
            <text:p>32.298</text:p>
          </table:table-cell>
          <table:table-cell office:value-type="float" office:value="46.3734" calcext:value-type="float">
            <text:p>46.37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26879" calcext:value-type="float">
            <text:p>0.426879</text:p>
          </table:table-cell>
          <table:table-cell table:number-columns-repeated="2"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70.858" calcext:value-type="float">
            <text:p>70.8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301711" calcext:value-type="float">
            <text:p>0.301711</text:p>
          </table:table-cell>
          <table:table-cell table:number-columns-repeated="2"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38.5308" calcext:value-type="float">
            <text:p>38.530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671848" calcext:value-type="float">
            <text:p>0.6718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78.5714" calcext:value-type="float">
            <text:p>78.57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656997" calcext:value-type="float">
            <text:p>0.6569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73.8308" calcext:value-type="float">
            <text:p>73.83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659748" calcext:value-type="float">
            <text:p>0.6597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70.5828" calcext:value-type="float">
            <text:p>70.58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16497" calcext:value-type="float">
            <text:p>0.616497</text:p>
          </table:table-cell>
          <table:table-cell table:number-columns-repeated="2"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72.7201" calcext:value-type="float">
            <text:p>72.72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572523" calcext:value-type="float">
            <text:p>0.5725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64.0467" calcext:value-type="float">
            <text:p>64.046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649439" calcext:value-type="float">
            <text:p>0.6494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73.5051" calcext:value-type="float">
            <text:p>73.50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612811" calcext:value-type="float">
            <text:p>0.6128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64.346" calcext:value-type="float">
            <text:p>64.3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53507" calcext:value-type="float">
            <text:p>0.53507</text:p>
          </table:table-cell>
          <table:table-cell table:number-columns-repeated="2"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53.3942" calcext:value-type="float">
            <text:p>53.394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559359" calcext:value-type="float">
            <text:p>0.559359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57.8182" calcext:value-type="float">
            <text:p>57.818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521477" calcext:value-type="float">
            <text:p>0.521477</text:p>
          </table:table-cell>
          <table:table-cell table:number-columns-repeated="2"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47.6871" calcext:value-type="float">
            <text:p>47.687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508699" calcext:value-type="float">
            <text:p>0.508699</text:p>
          </table:table-cell>
          <table:table-cell table:number-columns-repeated="2"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44.0589" calcext:value-type="float">
            <text:p>44.058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545052" calcext:value-type="float">
            <text:p>0.545052</text:p>
          </table:table-cell>
          <table:table-cell table:number-columns-repeated="2"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69.3247" calcext:value-type="float">
            <text:p>69.324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534082" calcext:value-type="float">
            <text:p>0.534082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64.9692" calcext:value-type="float">
            <text:p>64.96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541953" calcext:value-type="float">
            <text:p>0.541953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73.4201" calcext:value-type="float">
            <text:p>73.42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541069" calcext:value-type="float">
            <text:p>0.541069</text:p>
          </table:table-cell>
          <table:table-cell table:number-columns-repeated="2"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450694" calcext:value-type="float">
            <text:p>0.450694</text:p>
          </table:table-cell>
          <table:table-cell table:number-columns-repeated="2"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61.674" calcext:value-type="float">
            <text:p>61.67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515943" calcext:value-type="float">
            <text:p>0.5159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40.6211" calcext:value-type="float">
            <text:p>40.62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636891" calcext:value-type="float">
            <text:p>0.6368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50.4803" calcext:value-type="float">
            <text:p>50.480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583271" calcext:value-type="float">
            <text:p>0.5832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49.2341" calcext:value-type="float">
            <text:p>49.234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628366" calcext:value-type="float">
            <text:p>0.628366</text:p>
          </table:table-cell>
          <table:table-cell table:number-columns-repeated="2"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48.1224" calcext:value-type="float">
            <text:p>48.122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65963" calcext:value-type="float">
            <text:p>0.659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46.6667" calcext:value-type="float">
            <text:p>46.666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586309" calcext:value-type="float">
            <text:p>0.586309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52.6316" calcext:value-type="float">
            <text:p>52.631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31131" calcext:value-type="float">
            <text:p>0.631131</text:p>
          </table:table-cell>
          <table:table-cell table:number-columns-repeated="2"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56.7342" calcext:value-type="float">
            <text:p>56.734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616672" calcext:value-type="float">
            <text:p>0.616672</text:p>
          </table:table-cell>
          <table:table-cell table:number-columns-repeated="2"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58.6777" calcext:value-type="float">
            <text:p>58.677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63811" calcext:value-type="float">
            <text:p>0.63811</text:p>
          </table:table-cell>
          <table:table-cell table:number-columns-repeated="2"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63.2388" calcext:value-type="float">
            <text:p>63.238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00727" calcext:value-type="float">
            <text:p>0.700727</text:p>
          </table:table-cell>
          <table:table-cell table:number-columns-repeated="2"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57.9511" calcext:value-type="float">
            <text:p>57.9511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coneR1'</text:p>
          </table:table-cell>
          <table:table-cell table:style-name="ce1" office:value-type="string" calcext:value-type="string">
            <text:p>Original Detection</text:p>
          </table:table-cell>
          <table:table-cell table:style-name="ce1" office:value-type="string" calcext:value-type="string">
            <text:p>Adaptive Detection</text:p>
          </table:table-cell>
          <table:table-cell table:style-name="ce1" office:value-type="string" calcext:value-type="string">
            <text:p>Original Discrimination</text:p>
          </table:table-cell>
          <table:table-cell table:style-name="ce1" office:value-type="string" calcext:value-type="string">
            <text:p>Adaptive Discriminati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59744" calcext:value-type="float">
            <text:p>0.459744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74.6609" calcext:value-type="float">
            <text:p>74.66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4228" calcext:value-type="float">
            <text:p>0.434228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78.6133" calcext:value-type="float">
            <text:p>78.61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538867" calcext:value-type="float">
            <text:p>0.538867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97.4856" calcext:value-type="float">
            <text:p>97.4856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71.1619" calcext:value-type="float">
            <text:p>71.16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1069" calcext:value-type="float">
            <text:p>0.391069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82.9169" calcext:value-type="float">
            <text:p>82.9169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67.8378" calcext:value-type="float">
            <text:p>67.83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586353" calcext:value-type="float">
            <text:p>0.586353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99.2945" calcext:value-type="float">
            <text:p>99.2945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83.7938" calcext:value-type="float">
            <text:p>83.79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664601" calcext:value-type="float">
            <text:p>0.664601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3065" calcext:value-type="float">
            <text:p>81.3065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86.5144" calcext:value-type="float">
            <text:p>86.51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690587" calcext:value-type="float">
            <text:p>0.69058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97.5078" calcext:value-type="float">
            <text:p>97.5078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88.0779" calcext:value-type="float">
            <text:p>88.077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71719" calcext:value-type="float">
            <text:p>0.471719</text:p>
          </table:table-cell>
          <table:table-cell office:value-type="float" office:value="99.407" calcext:value-type="float">
            <text:p>99.407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67.6975" calcext:value-type="float">
            <text:p>67.69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54227" calcext:value-type="float">
            <text:p>0.54227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99.2145" calcext:value-type="float">
            <text:p>99.2145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86.1682" calcext:value-type="float">
            <text:p>86.16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379226" calcext:value-type="float">
            <text:p>0.379226</text:p>
          </table:table-cell>
          <table:table-cell table:number-columns-repeated="2"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75.067" calcext:value-type="float">
            <text:p>75.06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78939" calcext:value-type="float">
            <text:p>0.478939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60.5728" calcext:value-type="float">
            <text:p>60.572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8757" calcext:value-type="float">
            <text:p>0.48757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89.4248" calcext:value-type="float">
            <text:p>89.424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554371" calcext:value-type="float">
            <text:p>0.554371</text:p>
          </table:table-cell>
          <table:table-cell office:value-type="float" office:value="99.572" calcext:value-type="float">
            <text:p>99.572</text:p>
          </table:table-cell>
          <table:table-cell office:value-type="float" office:value="99.0661" calcext:value-type="float">
            <text:p>99.0661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87.2946" calcext:value-type="float">
            <text:p>87.2946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coneR1'</text:p>
          </table:table-cell>
          <table:table-cell table:style-name="ce1" office:value-type="string" calcext:value-type="string">
            <text:p>Original Detection</text:p>
          </table:table-cell>
          <table:table-cell table:style-name="ce1" office:value-type="string" calcext:value-type="string">
            <text:p>Adaptive Detection</text:p>
          </table:table-cell>
          <table:table-cell table:style-name="ce1" office:value-type="string" calcext:value-type="string">
            <text:p>Original Discrimination</text:p>
          </table:table-cell>
          <table:table-cell table:style-name="ce1" office:value-type="string" calcext:value-type="string">
            <text:p>Adaptive Discriminati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747661" calcext:value-type="float">
            <text:p>0.747661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96.1688" calcext:value-type="float">
            <text:p>96.1688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64.6179" calcext:value-type="float">
            <text:p>64.61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29663" calcext:value-type="float">
            <text:p>0.729663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63.1496" calcext:value-type="float">
            <text:p>63.14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3093" calcext:value-type="float">
            <text:p>0.573093</text:p>
          </table:table-cell>
          <table:table-cell office:value-type="float" office:value="95.804" calcext:value-type="float">
            <text:p>95.804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93.3515" calcext:value-type="float">
            <text:p>93.35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540102" calcext:value-type="float">
            <text:p>0.540102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89.7572" calcext:value-type="float">
            <text:p>89.75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509917" calcext:value-type="float">
            <text:p>0.509917</text:p>
          </table:table-cell>
          <table:table-cell table:number-columns-repeated="2"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70.371" calcext:value-type="float">
            <text:p>70.3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771263" calcext:value-type="float">
            <text:p>0.771263</text:p>
          </table:table-cell>
          <table:table-cell office:value-type="float" office:value="95.973" calcext:value-type="float">
            <text:p>95.973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81.9075" calcext:value-type="float">
            <text:p>81.90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94.1761" calcext:value-type="float">
            <text:p>94.1761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90.1867" calcext:value-type="float">
            <text:p>90.186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55757" calcext:value-type="float">
            <text:p>0.555757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92.2074" calcext:value-type="float">
            <text:p>92.20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61814" calcext:value-type="float">
            <text:p>0.561814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96.1859" calcext:value-type="float">
            <text:p>96.18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129561" calcext:value-type="float">
            <text:p>0.129561</text:p>
          </table:table-cell>
          <table:table-cell office:value-type="float" office:value="78.898" calcext:value-type="float">
            <text:p>78.898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58.7802" calcext:value-type="float">
            <text:p>58.78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002" calcext:value-type="float">
            <text:p>0.615002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96.9035" calcext:value-type="float">
            <text:p>96.9035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86.9145" calcext:value-type="float">
            <text:p>86.914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0057" calcext:value-type="float">
            <text:p>0.670057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96.0158" calcext:value-type="float">
            <text:p>96.0158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74.2868" calcext:value-type="float">
            <text:p>74.286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9291" calcext:value-type="float">
            <text:p>0.589291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94.3217" calcext:value-type="float">
            <text:p>94.3217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75.444" calcext:value-type="float">
            <text:p>75.44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0949" calcext:value-type="float">
            <text:p>0.350949</text:p>
          </table:table-cell>
          <table:table-cell table:number-columns-repeated="2"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85.0625" calcext:value-type="float">
            <text:p>85.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9:34:05.651495269</meta:creation-date>
    <dc:date>2017-04-23T19:38:42.513888983</dc:date>
    <meta:editing-duration>PT3M8S</meta:editing-duration>
    <meta:editing-cycles>3</meta:editing-cycles>
    <meta:generator>LibreOffice/4.2.8.2$Linux_X86_64 LibreOffice_project/420m0$Build-2</meta:generator>
    <meta:document-statistic meta:table-count="1" meta:cell-count="939" meta:object-count="1"/>
  </office:meta>
</office:document-meta>
</file>

<file path=Object 1/content.xml><?xml version="1.0" encoding="utf-8"?>
<math xmlns="http://www.w3.org/1998/Math/MathML" display="block"/>
</file>